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66"/>
    </style:style>
    <style:style style:name="P2" style:family="paragraph" style:parent-style-name="Standard">
      <style:text-properties fo:color="#0000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text-properties fo:color="#000066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808080"/>
    </style:style>
    <style:style style:name="P5" style:family="paragraph" style:parent-style-name="Standard">
      <style:text-properties fo:color="#80808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color="#990000"/>
    </style:style>
    <style:style style:name="P7" style:family="paragraph" style:parent-style-name="Standard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color="#003300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color="#00cc00"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color="#0099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color="#ff3333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fo:color="#339966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text-properties fo:color="#99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Standard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3" style:family="paragraph" style:parent-style-name="Standard">
      <style:text-properties fo:color="#00cc00" fo:font-size="15pt" fo:language="bg" fo:country="BG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4" style:family="paragraph" style:parent-style-name="Standard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fo:color="#00cc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text-properties fo:color="#00cc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text-properties fo:color="#990000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28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</style:style>
    <style:style style:name="P29" style:family="paragraph" style:parent-style-name="Text_20_body">
      <style:paragraph-properties fo:margin-left="0in" fo:margin-right="0in" fo:margin-top="0in" fo:margin-bottom="0in" fo:text-align="start" style:justify-single-word="false" fo:orphans="2" fo:widows="2" fo:text-indent="0in" style:auto-text-indent="false" fo:padding="0in" fo:border="none"/>
      <style:text-properties fo:color="#ff0066" fo:language="en" fo:country="US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color="#003300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cc00"/>
    </style:style>
    <style:style style:name="T6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cc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color="#00cc00"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00cc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cc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00cc00" fo:font-weight="normal" style:font-weight-asian="normal" style:font-weight-complex="normal"/>
    </style:style>
    <style:style style:name="T13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cc00" fo:font-weight="bold" style:font-weight-asian="bold" style:font-weight-complex="bold"/>
    </style:style>
    <style:style style:name="T15" style:family="text">
      <style:text-properties fo:color="#00cc00" fo:language="en" fo:country="US" fo:font-weight="bold" style:font-weight-asian="bold" style:font-weight-complex="bold"/>
    </style:style>
    <style:style style:name="T16" style:family="text">
      <style:text-properties fo:color="#ff0000"/>
    </style:style>
    <style:style style:name="T17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18" style:family="text">
      <style:text-properties fo:color="#ff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9" style:family="text">
      <style:text-properties fo:color="#ff0000" fo:font-size="13pt" fo:font-weight="normal" style:font-size-asian="13pt" style:font-weight-asian="normal" style:font-size-complex="13pt" style:font-weight-complex="normal"/>
    </style:style>
    <style:style style:name="T20" style:family="text">
      <style:text-properties fo:color="#990000"/>
    </style:style>
    <style:style style:name="T21" style:family="text">
      <style:text-properties fo:color="#99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99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color="#990000" fo:font-weight="normal" style:font-weight-asian="normal" style:font-weight-complex="normal"/>
    </style:style>
    <style:style style:name="T24" style:family="text">
      <style:text-properties fo:color="#9900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color="#990000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990000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990000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fo:color="#990000" fo:font-size="13pt" fo:font-weight="normal" style:font-size-asian="13pt" style:font-weight-asian="normal" style:font-size-complex="13pt" style:font-weight-complex="normal"/>
    </style:style>
    <style:style style:name="T29" style:family="text">
      <style:text-properties fo:color="#990000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color="#990000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990000" fo:language="bg" fo:country="BG"/>
    </style:style>
    <style:style style:name="T32" style:family="text">
      <style:text-properties fo:color="#990000" fo:language="en" fo:country="US"/>
    </style:style>
    <style:style style:name="T33" style:family="text">
      <style:text-properties fo:color="#0066c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4" style:family="text">
      <style:text-properties fo:color="#0066cc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color="#000033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3333ff"/>
    </style:style>
    <style:style style:name="T37" style:family="text">
      <style:text-properties fo:color="#339966"/>
    </style:style>
    <style:style style:name="T38" style:family="text">
      <style:text-properties fo:color="#990099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fo:font-style="italic" style:font-size-asian="14pt" style:font-style-asian="italic" style:font-size-complex="14pt" style:font-style-complex="italic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00cc33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4" style:family="text">
      <style:text-properties fo:color="#00cc33" fo:font-size="15pt" fo:font-style="italic" style:font-size-asian="15pt" style:font-style-asian="italic" style:font-size-complex="15pt" style:font-style-complex="italic"/>
    </style:style>
    <style:style style:name="T45" style:family="text">
      <style:text-properties fo:color="#00cc3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6" style:family="text">
      <style:text-properties fo:color="#00cc33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fo:font-variant="normal" fo:text-transform="none" fo:color="#232629" style:font-name="var ff-mono" fo:font-size="9.75pt" fo:letter-spacing="normal" fo:font-style="normal"/>
    </style:style>
    <style:style style:name="T49" style:family="text">
      <style:text-properties fo:font-variant="normal" fo:text-transform="none" fo:color="#232629" style:font-name="var ff-mono" fo:font-size="9.75pt" fo:letter-spacing="normal" fo:font-style="normal" fo:font-weight="normal"/>
    </style:style>
    <style:style style:name="T50" style:family="text">
      <style:text-properties fo:font-variant="normal" fo:text-transform="none" fo:color="#232629" style:font-name="apple-system" fo:font-size="11.25pt" fo:letter-spacing="normal" fo:font-style="normal"/>
    </style:style>
    <style:style style:name="T51" style:family="text">
      <style:text-properties fo:font-variant="normal" fo:text-transform="none" fo:color="#232629" style:font-name="apple-system" fo:font-size="11.25pt" fo:letter-spacing="normal" fo:font-style="normal" fo:font-weight="normal"/>
    </style:style>
    <style:style style:name="T52" style:family="text">
      <style:text-properties fo:font-variant="normal" fo:text-transform="none" fo:color="#232629" style:font-name="inherit" fo:font-size="11.25pt" fo:letter-spacing="normal" fo:font-style="normal" fo:font-weight="bold"/>
    </style:style>
    <style:style style:name="T53" style:family="text">
      <style:text-properties fo:font-variant="normal" fo:text-transform="none" style:font-name="apple-system" fo:font-size="11.25pt" fo:letter-spacing="normal" fo:font-style="normal" fo:font-weight="normal"/>
    </style:style>
    <style:style style:name="T54" style:family="text">
      <style:text-properties fo:font-variant="normal" fo:text-transform="none" fo:color="#990000" style:font-name="apple-system" fo:font-size="13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8"/></text:p>
      <text:p text:style-name="Standard"><text:s text:c="45"/><text:span text:style-name="T17">Data Types in MySQL Server</text:span></text:p>
      <text:p text:style-name="P8"/>
      <text:p text:style-name="Standard"><text:span text:style-name="T3"><text:s text:c="4"/></text:span><text:span text:style-name="T6">*Numeric</text:span></text:p>
      <text:p text:style-name="P1"><text:span text:style-name="T1"><text:s text:c="5"/></text:span><text:span text:style-name="T9">INT</text:span><text:span text:style-name="T4"> [(M)] [UNSIGNED] </text:span><text:span text:style-name="T9">DOUBLE</text:span><text:span text:style-name="T4"> [(M, D)] [UNSIGNED] E.g. DOUBLE[5, 2] – 999.99</text:span></text:p>
      <text:p text:style-name="P2"><text:s text:c="5"/><text:span text:style-name="T5">DECIMAL</text:span> [(M, D )] [UNSIGNED] [ZEROFILL]</text:p>
      <text:p text:style-name="P2"/>
      <text:p text:style-name="P9"><text:s text:c="3"/>*Sring</text:p>
      <text:p text:style-name="P1"><text:span text:style-name="T1"><text:s text:c="5"/></text:span><text:span text:style-name="T9">CHAR</text:span><text:span text:style-name="T4"> [30 characters </text:span><text:span text:style-name="T9">VARCHAR</text:span><text:span text:style-name="T4"> [255 characters </text:span><text:span text:style-name="T9">BLOB</text:span><text:span text:style-name="T4"> very big</text:span></text:p>
      <text:p text:style-name="P2"/>
      <text:p text:style-name="P1"><text:span text:style-name="T4"><text:s text:c="4"/></text:span><text:span text:style-name="T7">*Date-Time</text:span></text:p>
      <text:p text:style-name="P1"><text:span text:style-name="T2"><text:s text:c="5"/></text:span><text:span text:style-name="T9">DATA, TIME, DATATIME, YEAR</text:span></text:p>
      <text:p text:style-name="P10"/>
      <text:p text:style-name="P1"><text:span text:style-name="T9"><text:s text:c="3"/></text:span><text:span text:style-name="T10">* Forein-PrimaryKey</text:span><text:span text:style-name="T9">: </text:span><text:span text:style-name="T33">CONSTRAINT</text:span><text:span text:style-name="T21"> `fk_department_id` </text:span><text:span text:style-name="T33">FOREIGN KEY</text:span><text:span text:style-name="T22"> </text:span><text:span text:style-name="T21">(`department_id`)</text:span><text:span text:style-name="T34"> </text:span><text:span text:style-name="T33">REFERENCES</text:span><text:span text:style-name="T22"> </text:span><text:span text:style-name="T21">`departments` (`id`)</text:span></text:p>
      <text:p text:style-name="P10"/>
      <text:p text:style-name="P10"/>
      <text:p text:style-name="P11">Example:</text:p>
      <text:p text:style-name="P7">CREATE DATABASE IF NOT EXISTS `hospital`; </text:p>
      <text:p text:style-name="P7">USE `hospital`;</text:p>
      <text:p text:style-name="P7"/>
      <text:p text:style-name="P6"><text:span text:style-name="T4">CREATE TABLE </text:span><text:span text:style-name="T35">departments</text:span><text:span text:style-name="T4"> (</text:span></text:p>
      <text:p text:style-name="P7"><text:tab/>id INT PRIMARY KEY AUTO_INCREMENT,</text:p>
      <text:p text:style-name="P7"><text:tab/>name VARCHAR(50)</text:p>
      <text:p text:style-name="P7">);</text:p>
      <text:p text:style-name="P7"/>
      <text:p text:style-name="P7">INSERT INTO departments(name) VALUES('Therapy'), ('Support'), ('Management'), ('Other');</text:p>
      <text:p text:style-name="P7"/>
      <text:p text:style-name="P6"><text:span text:style-name="T4">CREATE TABLE </text:span><text:span text:style-name="T35">employees</text:span><text:span text:style-name="T4"> (</text:span></text:p>
      <text:p text:style-name="P7"><text:tab/>id INT PRIMARY KEY AUTO_INCREMENT,</text:p>
      <text:p text:style-name="P7"><text:tab/>first_name VARCHAR(50) NOT NULL,</text:p>
      <text:p text:style-name="P7"><text:tab/>last_name VARCHAR(50) NOT NULL,</text:p>
      <text:p text:style-name="P7"><text:tab/>job_title VARCHAR(50) NOT NULL,</text:p>
      <text:p text:style-name="P6"><text:span text:style-name="T4"><text:tab/></text:span><text:span text:style-name="T34">department_id</text:span><text:span text:style-name="T4"> INT NOT NULL,</text:span></text:p>
      <text:p text:style-name="P7"><text:tab/>salary DOUBLE NOT NULL,</text:p>
      <text:p text:style-name="P6"><text:span text:style-name="T4"><text:tab/>CONSTRAINT `</text:span><text:span text:style-name="T34">fk_department_id</text:span><text:span text:style-name="T4">` FOREIGN KEY (`</text:span><text:span text:style-name="T34">department_id</text:span><text:span text:style-name="T4">`) REFERENCES `departments` (`</text:span><text:span text:style-name="T34">id</text:span><text:span text:style-name="T4">`)</text:span></text:p>
      <text:p text:style-name="P5">);</text:p>
      <text:p text:style-name="P5"/>
      <text:p text:style-name="P4"><text:span text:style-name="T4"><text:s text:c="53"/></text:span><text:span text:style-name="T18">C.R.U.D</text:span></text:p>
      <text:p text:style-name="P12"><text:s text:c="26"/>(Create, <text:s/>Retrieve, <text:s/>Update, <text:s/>Delete)</text:p>
      <text:p text:style-name="P12"/>
      <text:p text:style-name="P7"><text:span text:style-name="T36">SELECT</text:span> <text:span text:style-name="T38">CONCAT</text:span>( first_name,' ', middle_name,' ', last_name ) <text:span text:style-name="T38">AS</text:span> `full_name` <text:span text:style-name="T36">FROM</text:span> <text:span text:style-name="T37">employees</text:span></text:p>
      <text:p text:style-name="P15"/>
      <text:p text:style-name="P13"><text:span text:style-name="T39">Filtering</text:span>:<text:span text:style-name="T23">DISTINCT, NOT, OR, AND (</text:span><text:span text:style-name="T11">WHERE NOT (`manager_id` = 3 OR `manager_id` =4);</text:span><text:span text:style-name="T23">), BETWEEN, IN / NOT IN (</text:span><text:span text:style-name="T11">WHERE `manager_id` IN (109, 3, 16)</text:span><text:span text:style-name="T23">;) ORDER BY [ASC , DESC]</text:span></text:p>
      <text:p text:style-name="P7"/>
      <text:p text:style-name="P13"><text:span text:style-name="T23">(</text:span><text:span text:style-name="T12">CASE</text:span><text:span text:style-name="T23"> </text:span><text:span text:style-name="T12">WHEN</text:span><text:span text:style-name="T23"> middle_name </text:span><text:span text:style-name="T42">IS NULL</text:span><text:span text:style-name="T23"> </text:span><text:span text:style-name="T12">THEN</text:span><text:span text:style-name="T23"> <text:s/>"emty" </text:span><text:span text:style-name="T12">ELSE</text:span><text:span text:style-name="T23"> "not-emty" </text:span><text:span text:style-name="T12">END</text:span><text:span text:style-name="T23">)</text:span></text:p>
      <text:p text:style-name="P13"/>
      <text:p text:style-name="P14"><text:soft-page-break/><text:span text:style-name="T39">VIEWS: </text:span><text:span text:style-name="T41"><text:s/></text:span><text:span text:style-name="T27">views are virtual tables made from others tables, views or</text:span></text:p>
      <text:p text:style-name="P17">joins between them </text:p>
      <text:p text:style-name="P14"><text:span text:style-name="T26">CREATE </text:span><text:span text:style-name="T13">VIEW</text:span><text:span text:style-name="T26"> `v_top_paid_employee`AS SELECT * FROM `employees`ORDER BY `salary` DESC LIMIT 1;</text:span></text:p>
      <text:p text:style-name="P7"/>
      <text:p text:style-name="P14"><text:span text:style-name="T40">Updating data: <text:s/></text:span><text:span text:style-name="T13">UPDATE</text:span><text:span text:style-name="T26"> `employees`SET `last_name` = 'Brown'WHERE `employee_id` = 1;</text:span></text:p>
      <text:p text:style-name="P7"/>
      <text:p text:style-name="P7"/>
      <text:p text:style-name="P12"><text:s text:c="31"/>Build in Functions</text:p>
      <text:p text:style-name="P12"/>
      <text:p text:style-name="P22">*String functions:</text:p>
      <text:p text:style-name="P3"><text:span text:style-name="T8"><text:s/></text:span><text:span text:style-name="T30">SUBSTRING</text:span><text:span text:style-name="T29">(word, position), </text:span><text:span text:style-name="T30">REPLACE</text:span><text:span text:style-name="T29">(String, Pattern, Replacement), </text:span><text:span text:style-name="T30">LEFT</text:span><text:span text:style-name="T29">(String, Count), </text:span><text:span text:style-name="T30">RIGHT</text:span><text:span text:style-name="T29">(String, Count), </text:span><text:span text:style-name="T30">LOWER</text:span><text:span text:style-name="T29"> &amp; </text:span><text:span text:style-name="T30">UPPER</text:span><text:span text:style-name="T29">, </text:span><text:span text:style-name="T30">REPEAT</text:span><text:span text:style-name="T29">(str, count), </text:span><text:span text:style-name="T30">REVERSE</text:span><text:span text:style-name="T29">(str)</text:span></text:p>
      <text:p text:style-name="P19"/>
      <text:p text:style-name="P22">*Date functions: </text:p>
      <text:p text:style-name="P3"><text:span text:style-name="T30">EXTRACT – </text:span><text:span text:style-name="T29">extract a segment from a date as an intege,year</text:span><text:span text:style-name="T43">{ </text:span><text:span text:style-name="T29">%Y, %y month, %M, %mday, %w, %D</text:span><text:span text:style-name="T43">}</text:span></text:p>
      <text:p text:style-name="P3"><text:span text:style-name="T30">TIMESTAMPDIFF</text:span><text:span text:style-name="T29"> – find difference between two dates T</text:span><text:span text:style-name="T24">IMESTAMPDIFF(year, `hire_date`, '2017-05-31</text:span><text:span text:style-name="T29">')</text:span></text:p>
      <text:p text:style-name="P14"><text:span text:style-name="T25">DATE_FORMAT</text:span><text:span text:style-name="T26"> –</text:span><text:span text:style-name="T27"> formats the date value according to the format , <text:s/></text:span><text:span text:style-name="T25">NOW();</text:span></text:p>
      <text:p text:style-name="P20"/>
      <text:p text:style-name="P22">*Wild Cards:</text:p>
      <text:p text:style-name="P3"><text:span text:style-name="T30">Selecting results by partial match</text:span><text:span text:style-name="T29">. </text:span></text:p>
      <text:p text:style-name="P14"><text:span text:style-name="T44"><text:s text:c="2"/>''%''</text:span><text:span text:style-name="T27">- represents zero, one, or multiple characters</text:span></text:p>
      <text:p text:style-name="P14"><text:span text:style-name="T44"><text:s/>'' _''</text:span><text:span text:style-name="T27"> <text:s text:c="2"/>represents a single character. Can be used in combinations</text:span></text:p>
      <text:p text:style-name="P14"><text:span text:style-name="T45">Used</text:span><text:span text:style-name="T27"> with </text:span><text:span text:style-name="T45">LIKE</text:span><text:span text:style-name="T27"> operator in a </text:span><text:span text:style-name="T45">WHERE</text:span><text:span text:style-name="T27"> clause ; </text:span><text:span text:style-name="T46">WHERE</text:span><text:span text:style-name="T26"> CustomerName </text:span><text:span text:style-name="T46">LIKE 'a%';</text:span></text:p>
      <text:p text:style-name="P26"/>
      <text:p text:style-name="P14"><text:span text:style-name="T45"><text:s/>'' / <text:s/>''</text:span><text:span text:style-name="T27"> 'specify prefix to treat special characters as normal </text:span><text:span text:style-name="T45">[charlist] </text:span><text:span text:style-name="T27">– specifying which characters to look for </text:span><text:span text:style-name="T45">[!</text:span><text:span text:style-name="T27">charlist</text:span><text:span text:style-name="T45">] </text:span><text:span text:style-name="T27">– excluding characters</text:span></text:p>
      <text:p text:style-name="P17"/>
      <text:p text:style-name="P14"><text:span text:style-name="T45">REGEXP</text:span><text:span text:style-name="T27"> '^\[^K\]{3}\$';</text:span></text:p>
      <text:p text:style-name="P17"/>
      <text:p text:style-name="P17"/>
      <text:p text:style-name="P17"><text:s text:c="45"/><text:span text:style-name="T17">Data Aggregation</text:span></text:p>
      <text:p text:style-name="P17"><text:span text:style-name="T17"/></text:p>
      <text:p text:style-name="P22">*Grouping: <text:span text:style-name="T28"><text:s/>allows taking data into separate groups based on a </text:span><text:span text:style-name="T19">common property!</text:span></text:p>
      <text:p text:style-name="P17"><text:span text:style-name="T16"><text:s text:c="2"/></text:span>With <text:span text:style-name="T5">GROUP BY</text:span> you can get each separate group and use an "<text:span text:style-name="T5">aggregate</text:span>" function over it (like <text:span text:style-name="T15">Average</text:span><text:span text:style-name="T14">, </text:span><text:span text:style-name="T15">MAX</text:span><text:span text:style-name="T14">, </text:span><text:span text:style-name="T15">MIN</text:span><text:span text:style-name="T14"> ,</text:span><text:span text:style-name="T15">SUM, COUNT</text:span>):</text:p>
      <text:p text:style-name="P17"/>
      <text:p text:style-name="P17">SELECT e.`department_id`, <text:span text:style-name="T5">SUM</text:span>(e.`salary`) AS 'Total Salary' FROM `employees` AS e</text:p>
      <text:p text:style-name="P25">GROUP BY e.`department_id` <text:span text:style-name="T32">===&gt;</text:span><text:span text:style-name="T20"> </text:span><text:span text:style-name="T31">Вземи тоталната заплата в различните департаменти </text:span><text:span text:style-name="T32">(Development, Tester, Manager)</text:span></text:p>
      <text:p text:style-name="P17"/>
      <text:p text:style-name="P17"/>
      <text:p text:style-name="P17"><text:soft-page-break/></text:p>
      <text:p text:style-name="P22">*<text:span text:style-name="T47">Having </text:span>: <text:span text:style-name="T28">The HAVING clause is used to filter data based on aggregate values.</text:span></text:p>
      <text:p text:style-name="P22"><text:span text:style-name="T28">We </text:span><text:span text:style-name="T19">cannot</text:span><text:span text:style-name="T28"> use it </text:span><text:span text:style-name="T19">without grouping before that</text:span><text:span text:style-name="T28">!!!</text:span></text:p>
      <text:p text:style-name="P22"><text:span text:style-name="T28"/></text:p>
      <text:p text:style-name="P17">SELECT e.`department_id`,<text:span text:style-name="T5">SUM</text:span>(e.salary) AS 'TotalSalary'</text:p>
      <text:p text:style-name="P17">FROM `employees` AS e</text:p>
      <text:p text:style-name="P17"><text:span text:style-name="T5">GROUP BY</text:span> e.`department_id`</text:p>
      <text:p text:style-name="P17"><text:span text:style-name="T5">HAVING</text:span> `TotalSalary`&lt; 250000;</text:p>
      <text:p text:style-name="P17"/>
      <text:p text:style-name="P23"><text:span text:style-name="T28">Когато решавам задачи с групиране Първо гледам по какво ще ги групивам</text:span></text:p>
      <text:p text:style-name="P17"/>
      <text:p text:style-name="P17"><text:span text:style-name="T47">*Group multiples columns:</text:span></text:p>
      <text:p text:style-name="P27"><text:span text:style-name="Source_20_Text"><text:span text:style-name="T48">Group By X </text:span></text:span><text:span text:style-name="T50">means </text:span><text:span text:style-name="Strong_20_Emphasis"><text:span text:style-name="T52">put all those with the same value for X in the one group</text:span></text:span><text:span text:style-name="T50">.</text:span></text:p>
      <text:p text:style-name="P28"><text:span text:style-name="Source_20_Text"><text:span text:style-name="T49">Group By X, Y </text:span></text:span><text:span text:style-name="T51">means </text:span><text:span text:style-name="Strong_20_Emphasis"><text:span text:style-name="T52">put all those with the same values for both X and Y in the one group</text:span></text:span><text:span text:style-name="T51">.</text:span></text:p>
      <text:p text:style-name="P29"><text:span text:style-name="T53">Info:</text:span></text:p>
      <text:p text:style-name="P18">https://stackoverflow.com/questions/2421388/using-group-by-on-multiple-columns</text:p>
      <text:p text:style-name="P17"/>
      <text:p text:style-name="Text_20_body"><text:span text:style-name="T51"/></text:p>
      <text:p text:style-name="P17"/>
      <text:p text:style-name="P17"/>
      <text:p text:style-name="P17"/>
      <text:p text:style-name="P17"/>
      <text:p text:style-name="P17"/>
      <text:p text:style-name="P18">Lectures:</text:p>
      <text:p text:style-name="P25">https://softuni.bg/trainings/2132/database-basics-mysql-september-2018#lesson-9361</text:p>
      <text:p text:style-name="P7">Pracrice:</text:p>
      <text:p text:style-name="P10">https://judge.softuni.org/Contests/#!/List/ByCategory/66/Java-Databases-Basics-Exercise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8M47S</meta:editing-duration>
    <meta:editing-cycles>18</meta:editing-cycles>
    <meta:generator>OpenOffice/4.1.10$Win32 OpenOffice.org_project/4110m2$Build-9807</meta:generator>
    <dc:date>2021-10-15T13:28:46.91</dc:date>
    <dc:creator>alex alex</dc:creator>
    <meta:document-statistic meta:table-count="0" meta:image-count="0" meta:object-count="0" meta:page-count="3" meta:paragraph-count="71" meta:word-count="485" meta:character-count="3867"/>
    <meta:user-defined meta:name="Info 1"/>
    <meta:user-defined meta:name="Info 2"/>
    <meta:user-defined meta:name="Info 3"/>
    <meta:user-defined meta:name="Info 4"/>
  </office:meta>
</office:document-meta>
</file>